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17.75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3" table:number-columns-repeated="1014" table:default-cell-style-name="Default"/>
        <table:table-row table:style-name="ro1">
          <table:table-cell/>
          <table:table-cell office:value-type="string" calcext:value-type="string">
            <text:p>Country/Territory</text:p>
          </table:table-cell>
          <table:table-cell office:value-type="string" calcext:value-type="string">
            <text:p>Week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d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 office:value-type="string" calcext:value-type="string">
            <text:p>Week 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5,18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 office:value-type="string" calcext:value-type="string">
            <text:p>Week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sta Rica^</text:p>
          </table:table-cell>
          <table:table-cell office:value-type="string" calcext:value-type="string">
            <text:p>Week 2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uatemala#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icaragua*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1,1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,129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10,40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uadaloupe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466" calcext:value-type="float">
            <text:p>46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404" calcext:value-type="float">
            <text:p>40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uerto Ricoe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3,68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36,83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22,271</text:p>
          </table:table-cell>
          <table:table-cell table:number-columns-repeated="4"/>
          <table:table-cell office:value-type="string" calcext:value-type="string">
            <text:p>48,32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 office:value-type="string" calcext:value-type="string">
            <text:p>Week 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22,27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5,5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 office:value-type="string" calcext:value-type="string">
            <text:p>Wee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ahamas+</text:p>
          </table:table-cell>
          <table:table-cell office:value-type="string" calcext:value-type="string">
            <text:p>Week 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 office:value-type="string" calcext:value-type="string">
            <text:p>Week 3</text:p>
          </table:table-cell>
          <table:table-cell table:number-columns-repeated="5"/>
          <table:table-cell office:value-type="float" office:value="289" calcext:value-type="float">
            <text:p>28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 office:value-type="string" calcext:value-type="string">
            <text:p>Week 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 office:value-type="string" calcext:value-type="string">
            <text:p>Week 3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int Maarten (Dutch part)Ξ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539" calcext:value-type="float">
            <text:p>53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05" calcext:value-type="float">
            <text:p>10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5,47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75.7" calcext:value-type="float">
            <text:p>75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28,87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64,341</text:p>
          </table:table-cell>
          <table:table-cell table:number-columns-repeated="1015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09:03:10</meta:creation-date>
    <dc:date>2018-09-01T09:03:10</dc:date>
    <meta:generator>LibreOffice/5.1.6.2$Linux_X86_64 LibreOffice_project/10m0$Build-2</meta:generator>
    <meta:document-statistic meta:table-count="1" meta:cell-count="271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